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table:style-name="Default"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table:style-name="Default"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8" table:number-columns-repeated="2"/>
          <table:table-cell table:style-name="ce26"/>
          <table:table-cell table:style-name="ce39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2">00.00.0000</text:date>, <text:time style:data-style-name="N2" text:time-value="20:05:38.23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12T20:12:28.402000000</dc:date>
    <meta:editing-duration>P7DT3H7M10S</meta:editing-duration>
    <meta:editing-cycles>3043</meta:editing-cycles>
    <meta:document-statistic meta:table-count="6" meta:cell-count="8488" meta:object-count="0"/>
    <meta:user-defined meta:name="qrichtext">1</meta:user-defined>
  </office:meta>
</office:document-meta>
</file>